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86713" officeooo:paragraph-rsid="00186713"/>
    </style:style>
    <style:style style:name="P2" style:family="paragraph" style:parent-style-name="Text_20_body">
      <style:text-properties style:text-underline-style="solid" style:text-underline-width="auto" style:text-underline-color="font-color" officeooo:rsid="00186713" officeooo:paragraph-rsid="00186713"/>
    </style:style>
    <style:style style:name="P3" style:family="paragraph" style:parent-style-name="Text_20_body">
      <style:text-properties fo:font-size="14pt" fo:font-weight="normal" officeooo:rsid="00186713" officeooo:paragraph-rsid="00186713" style:font-size-asian="14pt" style:font-weight-asian="normal" style:font-size-complex="14pt" style:font-weight-complex="normal"/>
    </style:style>
    <style:style style:name="P4" style:family="paragraph" style:parent-style-name="Text_20_body">
      <style:paragraph-properties fo:margin-left="0.4925in" fo:margin-right="0in" fo:text-indent="0in" style:auto-text-indent="false"/>
      <style:text-properties officeooo:rsid="00186713" officeooo:paragraph-rsid="00186713"/>
    </style:style>
    <style:style style:name="P5" style:family="paragraph" style:parent-style-name="Heading_20_2">
      <style:text-properties officeooo:rsid="00186713" officeooo:paragraph-rsid="00186713"/>
    </style:style>
    <style:style style:name="P6" style:family="paragraph" style:parent-style-name="Text_20_body">
      <style:text-properties officeooo:rsid="001f6ef9" officeooo:paragraph-rsid="001f6ef9"/>
    </style:style>
    <style:style style:name="T1" style:family="text">
      <style:text-properties style:font-name="Ubuntu Condensed"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officeooo:rsid="001b024b"/>
    </style:style>
    <style:style style:name="T4" style:family="text">
      <style:text-properties officeooo:rsid="001c538f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2"><text:span text:style-name="T1">Discounts Card</text:span><text:span text:style-name="T2"> project Estimation:</text:span></text:h>
      <text:p text:style-name="P3"/>
      <text:p text:style-name="P2">Time: </text:p>
      <text:p text:style-name="P4">phase 1 : 1 month.</text:p>
      <text:p text:style-name="P4">Phase 2 : 1.5month. </text:p>
      <text:p text:style-name="P4">Phase 3: 3-6 months. </text:p>
      <text:p text:style-name="P4">Phase4: 3 months. </text:p>
      <text:p text:style-name="P4">Total: 1 year. </text:p>
      <text:p text:style-name="P1"/>
      <text:p text:style-name="P2">Cost: </text:p>
      <text:p text:style-name="P1"><text:tab/>phase 1: 15,000 EGP. <text:span text:style-name="T3">( Salaries: Project Manager – buying needed tools)</text:span></text:p>
      <text:p text:style-name="P1"><text:tab/>Phase 2: 50,000 EGP. <text:span text:style-name="T3">( Salaries: Project Manager , Team Leader, HR Manager - purchasing: <text:tab/><text:tab/>PCs <text:s/>- Host - Subscription)</text:span></text:p>
      <text:p text:style-name="P1"><text:tab/>Phase3: 300,000 EGP <text:span text:style-name="T3">( Salaries: Managers – 4 developers – employees in the company)</text:span></text:p>
      <text:p text:style-name="P1"><text:tab/>phase 4: 180,000 EGP. <text:span text:style-name="T4">( Salaries: Managers – operations team ( 1 member). )</text:span></text:p>
      <text:p text:style-name="P1"><text:tab/>Total: 545,000 EGP.</text:p>
      <text:p text:style-name="P1"/>
      <text:p text:style-name="P6"><text:span text:style-name="T5">Assumptions list:</text:span> </text:p>
      <text:p text:style-name="P6">1- Making a deal with a company to join our app (3 – 5 days)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0T14:14:04.796325358</meta:creation-date>
    <dc:date>2022-01-12T18:47:44.531928088</dc:date>
    <meta:editing-duration>PT9H13M12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00" meta:character-count="588" meta:non-whitespace-character-count="483"/>
  </office:meta>
</office:document-meta>
</file>